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fo:font-size="14pt" style:font-size-asian="14pt" style:font-size-complex="14pt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<text:span text:style-name="T2">Question 13</text:span><text:span text:style-name="T3">:</text:span><text:span text:style-name="T4"><text:s/></text:span><text:span text:style-name="T5">Write a program to classify a triangle as equilateral, isosceles, or scalene by<text:s/></text:span><text:span text:style-name="T6">nested if condition.<text:s/></text:span></text:p>
      <text:p text:style-name="P7"/>
      <text:p text:style-name="P8">#include &lt;iostream&gt;</text:p>
      <text:p text:style-name="P9">Using namespace std;</text:p>
      <text:p text:style-name="P10"/>
      <text:p text:style-name="P11">int main() {</text:p>
      <text:p text:style-name="P12"><text:s text:c="4"/>int a, b, c;</text:p>
      <text:p text:style-name="P13"><text:s text:c="4"/>cout &lt;&lt; “Enter the three sides of a triangle: “;</text:p>
      <text:p text:style-name="P14"><text:s text:c="4"/>cin &gt;&gt; a &gt;&gt; b &gt;&gt; c;</text:p>
      <text:p text:style-name="P15"/>
      <text:p text:style-name="P16"><text:s text:c="4"/>if<text:s/>(a == b &amp;&amp; b == c) {</text:p>
      <text:p text:style-name="P17"><text:s text:c="8"/>cout &lt;&lt; “The triangle is equilateral.” &lt;&lt; endl;</text:p>
      <text:p text:style-name="P18"><text:s text:c="4"/>} else if (a == b || b == c || a == c) {</text:p>
      <text:p text:style-name="P19"><text:s text:c="8"/>cout &lt;&lt; “The triangle is isosceles.” &lt;&lt; endl;</text:p>
      <text:p text:style-name="P20"><text:s text:c="4"/>} else {</text:p>
      <text:p text:style-name="P21"><text:s text:c="8"/>cout &lt;&lt; “The triangle is scalene.” &lt;&lt; endl;</text:p>
      <text:p text:style-name="P22"><text:s text:c="4"/>}</text:p>
      <text:p text:style-name="P23"><text:s text:c="4"/>Return 0;</text:p>
      <text:p text:style-name="P24">}</text:p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unairachaudhry48@gmail.com</meta:initial-creator>
    <dc:creator>zunairachaudhry48@gmail.com</dc:creator>
    <meta:creation-date>2024-12-23T05:11:00Z</meta:creation-date>
    <dc:date>2024-12-23T05:11:00Z</dc:date>
    <meta:template xlink:href="Normal.dotm" xlink:type="simple"/>
    <meta:editing-cycles>6</meta:editing-cycles>
    <meta:editing-duration>PT180S</meta:editing-duration>
    <meta:document-statistic meta:page-count="1" meta:paragraph-count="1" meta:word-count="80" meta:character-count="536" meta:row-count="3" meta:non-whitespace-character-count="457"/>
  </office:meta>
</office:document-meta>
</file>